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 Math" svg:font-family="'Cambria Math'"/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.199cm" fo:line-height="100%" fo:text-align="start" style:justify-single-word="false" fo:text-indent="1.501cm" style:auto-text-indent="false"/>
    </style:style>
    <style:style style:name="P11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.199cm" fo:line-height="100%" fo:text-align="start" style:justify-single-word="false" fo:text-indent="1.501cm" style:auto-text-indent="false"/>
      <style:text-properties style:font-name="Cambria" fo:font-size="14pt" fo:language="en" fo:country="US" fo:font-weight="bold" fo:background-color="transparent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margin-top="0cm" fo:margin-bottom="0.199cm" fo:line-height="100%" fo:text-align="start" style:justify-single-word="false" fo:text-indent="1.501cm" style:auto-text-indent="false"/>
      <style:text-properties fo:language="en" fo:country="US" fo:font-style="italic" style:font-style-asian="italic" style:font-style-complex="italic"/>
    </style:style>
    <style:style style:name="P14" style:family="paragraph" style:parent-style-name="Text_20_body">
      <style:paragraph-properties fo:margin-left="0cm" fo:margin-right="0cm" fo:margin-top="0cm" fo:margin-bottom="0.199cm" fo:line-height="100%" fo:text-align="start" style:justify-single-word="false" fo:text-indent="1.501cm" style:auto-text-indent="false"/>
      <style:text-properties fo:color="#000000" style:font-name="Cambria" fo:language="ru" fo:country="RU" fo:font-weight="normal" fo:background-color="transparent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margin-top="0cm" fo:margin-bottom="0.199cm" fo:line-height="100%" fo:text-align="start" style:justify-single-word="false" fo:text-indent="1.501cm" style:auto-text-indent="false"/>
      <style:text-properties fo:color="#000000" style:text-position="0% 100%" style:font-name="Cambria" fo:language="ru" fo:country="RU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P16" style:family="paragraph" style:parent-style-name="Text_20_body">
      <style:paragraph-properties fo:margin-left="0cm" fo:margin-right="0cm" fo:line-height="100%" fo:text-align="justify" style:justify-single-word="false" fo:text-indent="1.501cm" style:auto-text-indent="false"/>
      <style:text-properties style:font-name="Cambria1" fo:font-size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8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1.501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27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font-style="italic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fo:color="#000000" style:font-name="Cambria" fo:font-size="14pt" fo:language="ru" fo:country="RU" fo:font-weight="normal" fo:background-color="transparent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fo:color="#000000" style:text-position="0% 100%" style:font-name="Cambria" fo:font-size="14pt" fo:language="ru" fo:country="RU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P31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fo:color="#000000" style:text-position="0% 100%" style:font-name="Cambria" fo:font-size="14pt" fo:language="ru" fo:country="RU" fo:font-style="normal" fo:font-weight="normal" fo:background-color="transparent" style:font-name-asian="Cambria Math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</style:style>
    <style:style style:name="P33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</style:style>
    <style:style style:name="P34" style:family="paragraph" style:parent-style-name="Text_20_body">
      <style:paragraph-properties fo:margin-left="0cm" fo:margin-right="0cm" fo:text-align="start" style:justify-single-word="false" fo:text-indent="1.501cm" style:auto-text-indent="false"/>
      <style:text-properties style:font-name="Cambria" fo:font-size="14pt" fo:font-style="italic" style:font-size-asian="14pt" style:font-style-asian="italic" style:font-size-complex="14pt" style:font-style-complex="italic"/>
    </style:style>
    <style:style style:name="P35" style:family="paragraph" style:parent-style-name="Text_20_body">
      <style:paragraph-properties fo:margin-left="0.106cm" fo:margin-right="0.106cm" fo:margin-top="0cm" fo:margin-bottom="0.199cm" fo:line-height="100%" fo:text-align="center" style:justify-single-word="false" fo:text-indent="0cm" style:auto-text-indent="false"/>
    </style:style>
    <style:style style:name="T1" style:family="text">
      <style:text-properties style:font-name="Cambria" fo:font-size="14pt"/>
    </style:style>
    <style:style style:name="T2" style:family="text">
      <style:text-properties style:font-name="Cambria" fo:font-size="14pt" fo:language="ru" fo:country="RU"/>
    </style:style>
    <style:style style:name="T3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4" style:family="text">
      <style:text-properties style:font-name="Cambria" fo:font-size="14pt" fo:language="ru" fo:country="RU" fo:font-weight="normal" fo:background-color="transparent" style:font-size-asian="14pt" style:font-weight-asian="normal" style:font-size-complex="14pt" style:font-weight-complex="normal"/>
    </style:style>
    <style:style style:name="T5" style:family="text">
      <style:text-properties style:font-name="Cambria" fo:font-size="14pt" fo:language="ru" fo:country="RU" style:font-size-asian="14pt" style:font-size-complex="14pt"/>
    </style:style>
    <style:style style:name="T6" style:family="text">
      <style:text-properties style:font-name="Cambria" fo:font-size="14pt" fo:language="ru" fo:country="RU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mbria" fo:font-size="14pt" fo:language="en" fo:country="US"/>
    </style:style>
    <style:style style:name="T10" style:family="text">
      <style:text-properties style:font-name="Cambria" fo:font-size="14pt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Cambria" fo:language="ru" fo:country="RU" fo:font-weight="normal" fo:background-color="transparent" style:font-size-asian="14pt" style:font-weight-asian="normal" style:font-size-complex="14pt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background-color="transparent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style="normal" style:font-style-asian="normal" style:font-style-complex="normal"/>
    </style:style>
    <style:style style:name="T17" style:family="text">
      <style:text-properties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language="en" fo:country="US" fo:background-color="transparent"/>
    </style:style>
    <style:style style:name="T23" style:family="text">
      <style:text-properties fo:color="#000000" style:font-name="Times New Roman2" fo:font-size="14pt" fo:language="ru" fo:country="RU" fo:font-weight="normal" fo:background-color="transparent" style:font-size-asian="14pt" style:font-weight-asian="normal" style:font-size-complex="14pt" style:font-weight-complex="normal"/>
    </style:style>
    <style:style style:name="T24" style:family="text">
      <style:text-properties fo:color="#000000" style:font-name="Cambria" fo:font-size="14pt" fo:language="ru" fo:country="RU" fo:font-weight="normal" fo:background-color="transparent" style:font-size-asian="14pt" style:font-weight-asian="normal" style:font-size-complex="14pt" style:font-weight-complex="normal"/>
    </style:style>
    <style:style style:name="T25" style:family="text">
      <style:text-properties fo:color="#000000" style:font-name="Cambria" fo:font-size="14pt" fo:language="ru" fo:country="RU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T26" style:family="text">
      <style:text-properties fo:color="#000000" style:font-name="Cambria" fo:font-size="14pt" fo:language="ru" fo:country="RU" fo:font-weight="bold" fo:background-color="transparent" style:font-size-asian="14pt" style:font-weight-asian="bold" style:font-size-complex="14pt" style:font-weight-complex="bold"/>
    </style:style>
    <style:style style:name="T27" style:family="text">
      <style:text-properties fo:color="#000000" style:font-name="Cambria" fo:font-size="14pt" fo:language="ru" fo:country="RU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000000" style:font-name="Cambria" fo:font-size="14pt" fo:language="en" fo:country="US" fo:font-weight="normal" fo:background-color="transparent" style:font-size-asian="14pt" style:font-weight-asian="normal" style:font-size-complex="14pt" style:font-weight-complex="normal"/>
    </style:style>
    <style:style style:name="T29" style:family="text">
      <style:text-properties fo:color="#000000" style:font-name="Cambria" fo:font-size="14pt" fo:language="en" fo:country="US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T30" style:family="text">
      <style:text-properties fo:color="#000000" style:font-name="Cambria" fo:font-size="14pt" fo:language="en" fo:country="US" fo:font-style="italic" fo:font-weight="normal" fo:background-color="transparent" style:font-size-asian="14pt" style:font-weight-asian="normal" style:font-size-complex="14pt" style:font-weight-complex="normal"/>
    </style:style>
    <style:style style:name="T31" style:family="text">
      <style:text-properties fo:color="#000000" style:text-position="sub 58%" style:font-name="Cambria" fo:font-size="14pt" fo:language="ru" fo:country="RU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T32" style:family="text">
      <style:text-properties fo:color="#000000" style:text-position="sub 58%" style:font-name="Cambria" fo:font-size="14pt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T33" style:family="text">
      <style:text-properties fo:color="#000000" style:text-position="sub 58%" style:font-name="Cambria" fo:font-size="14pt" fo:language="en" fo:country="US" fo:font-weight="normal" fo:background-color="transparent" style:font-size-asian="14pt" style:font-weight-asian="normal" style:font-size-complex="14pt" style:font-weight-complex="normal"/>
    </style:style>
    <style:style style:name="T34" style:family="text">
      <style:text-properties fo:color="#000000" style:text-position="sub 58%" style:font-name="Cambria" fo:font-size="14pt" fo:language="en" fo:country="US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T35" style:family="text">
      <style:text-properties fo:color="#000000" style:text-position="sub 58%" style:font-name="Cambria" fo:font-size="14pt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36" style:family="text">
      <style:text-properties fo:color="#000000" style:text-position="sub 58%" style:font-name="Cambria" fo:font-size="14pt" fo:language="en" fo:country="US" style:font-size-asian="14pt" style:font-size-complex="14pt"/>
    </style:style>
    <style:style style:name="T37" style:family="text">
      <style:text-properties fo:color="#000000" style:text-position="0% 100%" style:font-name="Cambria" fo:font-size="14pt" fo:language="ru" fo:country="RU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T38" style:family="text">
      <style:text-properties fo:color="#000000" style:text-position="0% 100%" style:font-name="Cambria" fo:font-size="14pt" fo:language="ru" fo:country="RU" fo:font-style="normal" fo:font-weight="normal" fo:background-color="transparent" style:font-name-asian="Cambria Math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T39" style:family="text">
      <style:text-properties fo:color="#000000" style:text-position="0% 100%" style:font-name="Cambria" fo:font-size="14pt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T40" style:family="text">
      <style:text-properties fo:color="#000000" style:text-position="0% 100%" style:font-name="Cambria" fo:font-size="14pt" fo:language="ru" fo:country="RU" fo:font-style="italic" fo:font-weight="normal" fo:background-color="transparent" style:font-name-asian="Cambria Math" style:font-size-asian="14pt" style:font-style-asian="italic" style:font-weight-asian="normal" style:font-name-complex="Cambria Math" style:font-size-complex="14pt" style:font-style-complex="italic" style:font-weight-complex="normal"/>
    </style:style>
    <style:style style:name="T41" style:family="text">
      <style:text-properties fo:color="#000000" style:text-position="0% 100%" style:font-name="Cambria" fo:font-size="14pt" fo:language="en" fo:country="US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T42" style:family="text">
      <style:text-properties fo:color="#000000" style:text-position="0% 100%" style:font-name="Cambria" fo:font-size="14pt" fo:language="en" fo:country="US" fo:font-style="italic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T43" style:family="text">
      <style:text-properties fo:color="#000000" style:text-position="0% 100%" style:font-name="Cambria" fo:font-size="14pt" fo:language="en" fo:country="US" fo:font-style="italic" fo:font-weight="normal" fo:background-color="transparent" style:font-name-asian="Cambria Math" style:font-size-asian="14pt" style:font-style-asian="italic" style:font-weight-asian="normal" style:font-name-complex="Cambria Math" style:font-size-complex="14pt" style:font-style-complex="italic" style:font-weight-complex="normal"/>
    </style:style>
    <style:style style:name="T44" style:family="text">
      <style:text-properties fo:color="#000000" style:text-position="0% 100%" style:font-name="Cambria" fo:font-size="14pt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45" style:family="text">
      <style:text-properties fo:color="#000000" style:text-position="0% 100%" fo:font-size="14pt" fo:language="ru" fo:country="RU" fo:font-weight="normal" fo:background-color="transparent" style:font-name-asian="Cambria Math" style:font-size-asian="14pt" style:font-weight-asian="normal" style:font-name-complex="Cambria Math" style:font-size-complex="14pt" style:font-weight-complex="normal"/>
    </style:style>
    <style:style style:name="T46" style:family="text">
      <style:text-properties fo:color="#000000" style:font-name="Cambria" fo:font-size="14pt" fo:language="ru" fo:country="RU" style:font-size-asian="14pt" style:font-size-complex="14pt"/>
    </style:style>
    <style:style style:name="T47" style:family="text">
      <style:text-properties fo:color="#000000" style:font-name="Cambria" fo:font-size="14pt" fo:language="ru" fo:country="RU" fo:font-style="normal" style:font-size-asian="14pt" style:font-style-asian="normal" style:font-size-complex="14pt" style:font-style-complex="normal"/>
    </style:style>
    <style:style style:name="T48" style:family="text">
      <style:text-properties fo:color="#000000" style:font-name="Cambria" fo:font-size="14pt" style:font-size-asian="14pt" style:font-size-complex="14pt"/>
    </style:style>
    <style:style style:name="T49" style:family="text">
      <style:text-properties fo:color="#000000" style:font-name="Cambria" fo:font-size="14pt" fo:language="en" fo:country="US" style:font-size-asian="14pt" style:font-size-complex="14pt"/>
    </style:style>
    <style:style style:name="T50" style:family="text">
      <style:text-properties fo:color="#000000" style:font-name="Cambria" fo:font-size="14pt" fo:language="en" fo:country="US" fo:font-style="normal" style:font-size-asian="14pt" style:font-style-asian="normal" style:font-size-complex="14pt" style:font-style-complex="normal"/>
    </style:style>
    <style:style style:name="T51" style:family="text">
      <style:text-properties fo:color="#000000" fo:font-size="10pt" fo:language="ru" fo:country="RU" fo:font-style="normal" style:font-size-asian="10pt" style:font-style-asian="normal" style:font-size-complex="10pt" style:font-style-complex="normal"/>
    </style:style>
    <style:style style:name="T52" style:family="text">
      <style:text-properties fo:color="#000000" fo:language="en" fo:country="US" fo:font-style="normal" style:font-style-asian="normal" style:font-style-complex="normal"/>
    </style:style>
    <style:style style:name="T53" style:family="text">
      <style:text-properties fo:color="#000000" fo:language="ru" fo:country="RU" fo:font-style="normal" style:font-style-asian="normal" style:font-style-complex="normal"/>
    </style:style>
    <style:style style:name="T54" style:family="text">
      <style:text-properties fo:font-size="14pt"/>
    </style:style>
    <style:style style:name="T55" style:family="text">
      <style:text-properties fo:font-size="14pt" style:font-name-asian="Cambria Math" style:font-name-complex="Cambria Math"/>
    </style:style>
    <style:style style:name="T56" style:family="text">
      <style:text-properties style:text-position="sub 58%" fo:font-size="14pt"/>
    </style:style>
    <style:style style:name="T57" style:family="text">
      <style:text-properties style:text-position="sub 58%" fo:font-size="14pt" style:font-name-asian="Cambria Math" style:font-name-complex="Cambria Math"/>
    </style:style>
    <style:style style:name="T58" style:family="text">
      <style:text-properties style:text-position="sub 58%" fo:font-size="14pt" fo:language="en" fo:country="US" style:font-name-asian="Cambria Math" style:font-name-complex="Cambria Math"/>
    </style:style>
    <style:style style:name="T59" style:family="text">
      <style:text-properties style:text-position="0% 100%" fo:font-size="14pt" style:font-name-asian="Cambria Math" style:font-name-complex="Cambria Math"/>
    </style:style>
    <style:style style:name="T60" style:family="text">
      <style:text-properties style:text-position="0% 100%" fo:font-size="14pt" fo:language="en" fo:country="US" style:font-name-asian="Cambria Math" style:font-name-complex="Cambria Math"/>
    </style:style>
    <style:style style:name="T61" style:family="text">
      <style:text-properties style:font-name="Cambria" fo:font-size="14pt" fo:language="ru" fo:country="RU" style:font-size-asian="14pt" style:font-size-complex="14pt"/>
    </style:style>
    <style:style style:name="T62" style:family="text">
      <style:text-properties style:font-name="Cambria" fo:font-size="14pt" fo:language="en" fo:country="US" style:font-size-asian="14pt" style:font-size-complex="14pt"/>
    </style:style>
    <style:style style:name="T63" style:family="text">
      <style:text-properties style:text-position="-33% 80%" fo:language="en" fo:country="US"/>
    </style:style>
    <style:style style:name="T6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cm" svg:height="0.79cm" draw:z-index="0"><draw:image xlink:href="../images/3608.png" xlink:type="simple" xlink:show="embed" xlink:actuate="onLoad"/></draw:frame></text:p>
          </table:table-cell>
          <table:table-cell table:style-name="Table1.B1" office:value-type="string">
            <text:p text:style-name="P17">Цифровой биквадратный фильтр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14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09cm" svg:height="2.2cm" draw:z-index="1"><draw:image xlink:href="../images/3608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8"><text:span text:style-name="T5">Блок «Цифровой биквадратный филь</text:span><text:span text:style-name="T5">тр» </text:span><text:span text:style-name="T46">представляет собой рекурсивный линейный фильтр второго порядка, содержащий два полюса и два нуля.</text:span><text:span text:style-name="T5"> Осуществляет </text:span><text:span text:style-name="T5">фильтрацию цифрового сигнала за счет последовательного применения звеньев второго порядка. </text:span><text:span text:style-name="T5">Позволяет реализовывать произвольные фильтры путем задания вручную коэффициентов передаточной функции для каждой секции фильтра. </text:span><text:span text:style-name="T5">Каждое звено второго порядка рассчитывается по алгоритму с использованием нормализованной канонической формы:</text:span></text:p>
            <text:p text:style-name="P19"><text:span text:style-name="T5"><draw:frame draw:style-name="fr2" draw:name="Графический объект5" text:anchor-type="as-char" svg:y="0cm" svg:width="8.71cm" svg:height="4.47cm" draw:z-index="2"><draw:image xlink:href="../images/3608_1.png" xlink:type="simple" xlink:show="embed" xlink:actuate="onLoad"/></draw:frame></text:span></text:p>
            <text:p text:style-name="P20"><text:span text:style-name="T5">Разностные уравнени</text:span><text:span text:style-name="T5">я </text:span><text:span text:style-name="T48">для нормализованной канонической формы</text:span><text:span text:style-name="T49">:</text:span></text:p>
            <text:p text:style-name="P21"><text:span text:style-name="T49">y</text:span><text:span text:style-name="T50">[</text:span><text:span text:style-name="T49">n</text:span><text:span text:style-name="T50">]</text:span><text:span text:style-name="T49">=b</text:span><text:span text:style-name="T36">0</text:span><text:span text:style-name="T49">v</text:span><text:span text:style-name="T50">[</text:span><text:span text:style-name="T49">n</text:span><text:span text:style-name="T50">]</text:span><text:span text:style-name="T49">+b</text:span><text:span text:style-name="T36">1</text:span><text:span text:style-name="T49">v</text:span><text:span text:style-name="T50">[</text:span><text:span text:style-name="T49">n-1</text:span><text:span text:style-name="T50">]</text:span><text:span text:style-name="T49">+b</text:span><text:span text:style-name="T36">2</text:span><text:span text:style-name="T49">v</text:span><text:span text:style-name="T50">[</text:span><text:span text:style-name="T49">n-2</text:span><text:span text:style-name="T50">], </text:span><text:span text:style-name="T47">где</text:span><text:span text:style-name="T46"> </text:span><text:span text:style-name="T49">v</text:span><text:span text:style-name="T50">[</text:span><text:span text:style-name="T49">n</text:span><text:span text:style-name="T50">]</text:span><text:span text:style-name="T49">=x</text:span><text:span text:style-name="T50">[</text:span><text:span text:style-name="T49">n</text:span><text:span text:style-name="T50">]</text:span><text:span text:style-name="T49">-a</text:span><text:span text:style-name="T36">1</text:span><text:span text:style-name="T49">v</text:span><text:span text:style-name="T50">[</text:span><text:span text:style-name="T49">n-1</text:span><text:span text:style-name="T50">]</text:span><text:span text:style-name="T49">-a</text:span><text:span text:style-name="T36">2</text:span><text:span text:style-name="T49">v</text:span><text:span text:style-name="T50">[</text:span><text:span text:style-name="T49">n-2</text:span><text:span text:style-name="T50">]</text:span></text:p>
            <text:p text:style-name="P34"><text:span text:style-name="T52">Матрица размерности </text:span><text:span text:style-name="T53">[</text:span><text:span text:style-name="T52">N</text:span><text:span text:style-name="T51">x</text:span><text:span text:style-name="T53">6]</text:span><text:span text:style-name="T52"> – есть матрица секций второго порядка (SOS матрица), </text:span><text:span text:style-name="T53">где </text:span><text:span text:style-name="T52">N – </text:span><text:span text:style-name="T53">количество секций второго порядка в каждом фильтре.</text:span><text:span text:style-name="T52"> Матрица SOS - представление цифрового фильтра секций второго порядка с передаточной функцией H(z):</text:span></text:p>
            <text:p text:style-name="P27"><text:span text:style-name="T52"><draw:frame draw:style-name="fr3" draw:name="Объект1" text:anchor-type="as-char" svg:width="7.795cm" svg:height="1.245cm" draw:z-index="3"><draw:object xlink:href="./Object 1" xlink:type="simple" xlink:show="embed" xlink:actuate="onLoad"/><draw:image xlink:href="./ObjectReplacements/Object 1" xlink:type="simple" xlink:show="embed" xlink:actuate="onLoad"/></draw:frame></text:span></text:p>
            <text:p text:style-name="P24"><text:span text:style-name="T20">Каждая строка SOS</text:span><text:span text:style-name="T20"> </text:span><text:span text:style-name="T20">матрицы содержит коэффициенты числителя и знаменателя (b</text:span><text:span text:style-name="T63">ik</text:span><text:span text:style-name="T20"> and a</text:span><text:span text:style-name="T63">ik</text:span><text:span text:style-name="T20">) соответствующей секции фильтра:</text:span></text:p>
            <text:p text:style-name="P25"><text:span text:style-name="T64"><draw:frame draw:style-name="fr3" draw:name="Объект8" text:anchor-type="as-char" svg:width="5.459cm" svg:height="2.434cm" draw:z-index="4"><draw:object xlink:href="./Object 8" xlink:type="simple" xlink:show="embed" xlink:actuate="onLoad"/><draw:image xlink:href="./ObjectReplacements/Object 8" xlink:type="simple" xlink:show="embed" xlink:actuate="onLoad"/></draw:frame></text:span></text:p>
            <text:p text:style-name="P26"><text:span text:style-name="T52">Каждый из элементов вектора размерности M, где М – количество входных сигналов (линий) содержит информацию о количестве секций второго порядка каждой из SOS матриц для каждой из линий.</text:span></text:p>
            <text:p text:style-name="P22"/>
            <text:p text:style-name="P6">Входы:</text:p>
            <text:p text:style-name="P9"><text:span text:style-name="T13">DataInput</text:span> – <text:span text:style-name="T15">входной сигнал;</text:span></text:p>
            <text:p text:style-name="P9"><text:span text:style-name="T13">Sync</text:span><text:span text:style-name="T15"> – вход для синхроимпульсов;</text:span></text:p>
            <text:p text:style-name="P9"><text:span text:style-name="T13">Reset</text:span><text:span text:style-name="T15"> – вход для сигнала сброса;</text:span></text:p>
            <text:p text:style-name="P6">Выходы:</text:p>
            <text:p text:style-name="P8">DataOut –<text:span text:style-name="T19"> </text:span><text:span text:style-name="T16">выходной отфильтрованный сигнал;</text:span></text:p>
            <text:p text:style-name="P6"><text:soft-page-break/>Свойства блока:</text:p>
            <text:p text:style-name="P18"><text:span text:style-name="T7">Секции второго порядка </text:span><text:span text:style-name="T11">–</text:span><text:span text:style-name="T8"> массивы коэффициентов передаточных функций для всех секций второго порядка.</text:span></text:p>
            <text:p text:style-name="P7"/>
            <text:p text:style-name="P16"><text:span text:style-name="T17">На входной порт </text:span><text:span text:style-name="T21">Sync</text:span><text:span text:style-name="T17"> должны подаваться прямоугольные синхроимпульсы единичной амплитуды. Срабатывание блока происходит по переднему фронту синхроимпульса. П</text:span>ри каждом срабатывании блока на выходе формируется сигнал, прошедший через процедуру фильтрации. Фильтрация организована по рекурсивной процедуре.</text:p>
            <text:p text:style-name="P7"/>
            <text:p text:style-name="P6">Пример использования блока:</text:p>
            <text:p text:style-name="P11">Рассмотрим пример использования блока цифровой биквадратной фильтрации, расположенный по адресу <text:span text:style-name="T14">%</text:span><text:span text:style-name="T22">PROGRAMM_DIR</text:span><text:span text:style-name="T14">%</text:span><text:span text:style-name="T22">\Demo\Automatic\Обработка сигналов</text:span><text:span text:style-name="T14">\Цифровой биквадратный фильтр.prt</text:span>:</text:p>
            <text:p text:style-name="P35"><text:span text:style-name="T3"><draw:frame draw:style-name="fr2" draw:name="Графический объект3" text:anchor-type="as-char" svg:y="0cm" svg:width="13.73cm" svg:height="7.301cm" draw:z-index="5"><draw:image xlink:href="../images/3608_2.png" xlink:type="simple" xlink:show="embed" xlink:actuate="onLoad"/></draw:frame></text:span></text:p>
            <text:p text:style-name="P32"><text:span text:style-name="T3">Здесь блок цифрового биквадратного фильтра используется в некоторой схеме обработки сигнала. Исходный сигнал представляет собой сумму двух синусоид частотой 1Гц и 4Гц, которая подается на основной вход блока. Блок работает на частоте 10Гц, формируемой с помощью синхроимпульсов соответствующей частоты, подаваемых на вход </text:span><text:span text:style-name="T10">Sync. </text:span><text:span text:style-name="T3">В качестве свойств блока, задана </text:span><text:span text:style-name="T10">SOS-</text:span><text:span text:style-name="T3">матрица</text:span><text:span text:style-name="T10">, </text:span><text:span text:style-name="T3">с</text:span><text:span text:style-name="T10">остоящая </text:span><text:span text:style-name="T3">из коэффициентов числителя и знаменателя секций фильтров. Блок осуществляет фильтрацию входного сигнала в соответствие с заданной матрицей коэффициентов передаточной функции:</text:span></text:p>
            <text:p text:style-name="P33"><text:soft-page-break/><draw:frame draw:style-name="fr2" draw:name="Графический объект6" text:anchor-type="as-char" svg:y="0cm" svg:width="22.361cm" svg:height="12.891cm" draw:z-index="6"><draw:image xlink:href="../images/3608_3.png" xlink:type="simple" xlink:show="embed" xlink:actuate="onLoad"/></draw:frame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 Math" svg:font-family="'Cambria Math'"/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Цифровой биквадратный фильтр</dc:title>
    <dc:date>2016-08-11T12:18:58.76</dc:date>
    <meta:generator>OpenOffice/4.1.1$Win32 OpenOffice.org_project/411m6$Build-9775</meta:generator>
    <meta:editing-duration>P2DT4H26M40S</meta:editing-duration>
    <meta:editing-cycles>84</meta:editing-cycles>
    <dc:creator>ILYA KUBENSKIY</dc:creator>
    <meta:document-statistic meta:table-count="1" meta:image-count="5" meta:object-count="2" meta:page-count="3" meta:paragraph-count="29" meta:word-count="308" meta:character-count="2530"/>
  </office:meta>
</office:document-meta>
</file>

<file path=Object 1/content.xml><?xml version="1.0" encoding="utf-8"?>
<math xmlns="http://www.w3.org/1998/Math/MathML">
  <semantics>
    <mrow>
      <mi>H</mi>
      <mrow>
        <mrow>
          <mo stretchy="false">(</mo>
          <mrow>
            <mi>z</mi>
          </mrow>
          <mo stretchy="false">)</mo>
        </mrow>
        <mo stretchy="false">=</mo>
        <mrow>
          <munderover>
            <mo stretchy="false">∏</mo>
            <mrow>
              <mrow>
                <mi>k</mi>
                <mo stretchy="false">=</mo>
                <mn>1</mn>
              </mrow>
            </mrow>
            <mrow>
              <mi>N</mi>
            </mrow>
          </munderover>
          <msub>
            <mi>H</mi>
            <mrow>
              <mi>k</mi>
            </mrow>
          </msub>
        </mrow>
      </mrow>
      <mrow>
        <mrow>
          <mo stretchy="false">(</mo>
          <mrow>
            <mi>z</mi>
          </mrow>
          <mo stretchy="false">)</mo>
        </mrow>
        <mo stretchy="false">=</mo>
        <mrow>
          <munderover>
            <mo stretchy="false">∏</mo>
            <mrow>
              <mrow>
                <mi>k</mi>
                <mo stretchy="false">=</mo>
                <mn>1</mn>
              </mrow>
            </mrow>
            <mrow>
              <mi>N</mi>
            </mrow>
          </munderover>
          <mrow>
            <mfrac>
              <mrow>
                <mrow>
                  <msub>
                    <mi>b</mi>
                    <mrow>
                      <mn>0k</mn>
                    </mrow>
                  </msub>
                  <mo stretchy="false">+</mo>
                  <msub>
                    <mi>b</mi>
                    <mrow>
                      <mn>1k</mn>
                    </mrow>
                  </msub>
                </mrow>
                <mrow>
                  <msup>
                    <mi>Z</mi>
                    <mrow>
                      <mrow>
                        <mo stretchy="false">−</mo>
                        <mn>1</mn>
                      </mrow>
                    </mrow>
                  </msup>
                  <mo stretchy="false">+</mo>
                  <msub>
                    <mi>b</mi>
                    <mrow>
                      <mn>2k</mn>
                    </mrow>
                  </msub>
                </mrow>
                <msup>
                  <mi>Z</mi>
                  <mrow>
                    <mrow>
                      <mo stretchy="false">−</mo>
                      <mn>2</mn>
                    </mrow>
                  </mrow>
                </msup>
              </mrow>
              <mrow>
                <mrow>
                  <mn>1</mn>
                  <mo stretchy="false">+</mo>
                  <msub>
                    <mi>a</mi>
                    <mrow>
                      <mn>1k</mn>
                    </mrow>
                  </msub>
                </mrow>
                <mrow>
                  <msup>
                    <mi>Z</mi>
                    <mrow>
                      <mrow>
                        <mo stretchy="false">−</mo>
                        <mn>1</mn>
                      </mrow>
                    </mrow>
                  </msup>
                  <mo stretchy="false">+</mo>
                  <msub>
                    <mi>a</mi>
                    <mrow>
                      <mn>2k</mn>
                    </mrow>
                  </msub>
                </mrow>
                <msup>
                  <mi>Z</mi>
                  <mrow>
                    <mrow>
                      <mo stretchy="false">−</mo>
                      <mn>2</mn>
                    </mrow>
                  </mrow>
                </msup>
              </mrow>
            </mfrac>
          </mrow>
        </mrow>
      </mrow>
    </mrow>
    <annotation encoding="StarMath 5.0">H(z)=prod from{k=1} to{N} H_{k}(z)=   prod from{k=1} to{N} {{b_{0k}+b_{1k}Z^{-1}+b_{2k}Z^{-2}} over {1+a_{1k}Z^{-1}+a_{2k}Z^{-2}} }</annotation>
  </semantics>
</math>
</file>

<file path=Object 8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b</mi>
                    <mrow>
                      <mn>01</mn>
                    </mrow>
                  </msub>
                </mrow>
              </mtd>
              <mtd>
                <mrow>
                  <msub>
                    <mi>b</mi>
                    <mrow>
                      <mn>11</mn>
                    </mrow>
                  </msub>
                </mrow>
              </mtd>
              <mtd>
                <mrow>
                  <msub>
                    <mi>b</mi>
                    <mrow>
                      <mn>21</mn>
                    </mrow>
                  </msub>
                </mrow>
              </mtd>
              <mtd>
                <mrow>
                  <mn>1</mn>
                </mrow>
              </mtd>
              <mtd>
                <mrow>
                  <msub>
                    <mi>a</mi>
                    <mrow>
                      <mn>11</mn>
                    </mrow>
                  </msub>
                </mrow>
              </mtd>
              <mtd>
                <mrow>
                  <msub>
                    <mi>a</mi>
                    <mrow>
                      <mn>21</mn>
                    </mrow>
                  </msub>
                </mrow>
              </mtd>
            </mtr>
            <mtr>
              <mtd>
                <mrow>
                  <msub>
                    <mi>b</mi>
                    <mrow>
                      <mn>02</mn>
                    </mrow>
                  </msub>
                </mrow>
              </mtd>
              <mtd>
                <mrow>
                  <msub>
                    <mi>b</mi>
                    <mrow>
                      <mn>12</mn>
                    </mrow>
                  </msub>
                </mrow>
              </mtd>
              <mtd>
                <mrow>
                  <msub>
                    <mi>b</mi>
                    <mrow>
                      <mn>22</mn>
                    </mrow>
                  </msub>
                </mrow>
              </mtd>
              <mtd>
                <mrow>
                  <mn>1</mn>
                </mrow>
              </mtd>
              <mtd>
                <mrow>
                  <msub>
                    <mi>a</mi>
                    <mrow>
                      <mn>12</mn>
                    </mrow>
                  </msub>
                </mrow>
              </mtd>
              <mtd>
                <mrow>
                  <msub>
                    <mi>a</mi>
                    <mrow>
                      <mn>22</mn>
                    </mrow>
                  </msub>
                </mrow>
              </mtd>
            </mtr>
            <mtr>
              <mtd>
                <mrow>
                  <mn>.</mn>
                </mrow>
              </mtd>
              <mtd>
                <mrow>
                  <mn>.</mn>
                </mrow>
              </mtd>
              <mtd>
                <mrow>
                  <mn>.</mn>
                </mrow>
              </mtd>
              <mtd>
                <mrow>
                  <mn>.</mn>
                </mrow>
              </mtd>
              <mtd>
                <mrow>
                  <mn>.</mn>
                </mrow>
              </mtd>
              <mtd>
                <mrow>
                  <mn>.</mn>
                </mrow>
              </mtd>
            </mtr>
            <mtr>
              <mtd>
                <mrow>
                  <msub>
                    <mi>b</mi>
                    <mrow>
                      <mn>0N</mn>
                    </mrow>
                  </msub>
                </mrow>
              </mtd>
              <mtd>
                <mrow>
                  <msub>
                    <mi>b</mi>
                    <mrow>
                      <mn>1N</mn>
                    </mrow>
                  </msub>
                </mrow>
              </mtd>
              <mtd>
                <mrow>
                  <msub>
                    <mi>b</mi>
                    <mrow>
                      <mn>2N</mn>
                    </mrow>
                  </msub>
                </mrow>
              </mtd>
              <mtd>
                <mrow>
                  <mn>1</mn>
                </mrow>
              </mtd>
              <mtd>
                <mrow>
                  <msub>
                    <mi>a</mi>
                    <mrow>
                      <mn>1N</mn>
                    </mrow>
                  </msub>
                </mrow>
              </mtd>
              <mtd>
                <mrow>
                  <msub>
                    <mi>a</mi>
                    <mrow>
                      <mn>2N</mn>
                    </mrow>
                  </msub>
                </mrow>
              </mtd>
            </mtr>
          </mtable>
        </mrow>
      </mfenced>
    </mrow>
    <annotation encoding="StarMath 5.0">left [ matrix{
b_{01} # b_{11} # b_{21} # 1 # a_{11} # a_{21} ##
b_{02} # b_{12} # b_{22} # 1 # a_{12} # a_{22} ##
. # . # . # . # . # .  ##
b_{0N} # b_{1N} # b_{2N} # 1 # a_{1N} # a_{2N}} right ]  </annotation>
  </semantics>
</math>
</file>